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GB Resources Page: Features &amp; Implementation</text:h>
      <text:h text:style-name="Heading_20_2" text:outline-level="2">1. Objective</text:h>
      <text:p text:style-name="Standard">"Resources" system, features: - Modular, resilient, web-parsing and user-extendable, likely leveraging APIs and third-party solutions - Censorship-resilient access to a public backup library for assets that disrupt anti-democratic regimes (e.g. ethical AIs, editable prompt libraries, a Free World Constitution, advocacy videos, lists of democracy-support sites, security tools, and inspiring historical materials like "The Tank Man") - Knowledge sharing via editable asset-generation AI prompts and civic action templates, but the library only contains assets useful to grassroots democratic advocacy, such as: - Updated Constitution Proposals - Protesting legalities - Online identity protection tools (e.g. VPN providers) - Tools/assets for strategy refinement, political and group policy evolution, group promotion/onboarding, and decentralized publishing - User-uploaded assets are: - Summarized, categorized, anonymized, RepTagged - Commented upon by BeAxa to solicit further discussion - Root version is forked if updated by users - Source credibility left open for public research via Google or other methods Accessible to all, with more advanced functionality for registered/AnonID users.</text:p>
      <text:h text:style-name="Heading_20_2" text:outline-level="2">2. Core Features Overview</text:h>
      <text:p text:style-name="Standard">See original document for detailed table of features.</text:p>
      <text:h text:style-name="Heading_20_2" text:outline-level="2">3. Available Technologies for Integration</text:h>
      <text:p text:style-name="Standard">Includes: Promptaa, PromptSource, IPFS, Arweave, Freenet, LangChain, and others.</text:p>
      <text:h text:style-name="Heading_20_2" text:outline-level="2">4. Implementation Phases</text:h>
      <text:p text:style-name="Standard">Phase 1–3 cover MVP, core feature integration, and enhancement &amp; resilience.</text:p>
      <text:h text:style-name="Heading_20_2" text:outline-level="2">5. Recommendations</text:h>
      <text:p text:style-name="Standard">Use Promptaa, IPFS, and Arweave; focus on UX clarity; implement RepMod logic.</text:p>
      <text:h text:style-name="Heading_20_2" text:outline-level="2">6. Placeholder: Resources Page Wireframe</text:h>
      <text:p text:style-name="Standard">┌────────────────────────────────────────────────────────┐ │ 📚 Explore the Tools That Build Democracy [🔍 Search] │ ├────────────────────────────────────────────────────────┤ │ 🧠 Prompt Library 🗂️ Archive of Banned Docs │ │ 📄 Action Templates 🧰 Learn &amp; Moderate │ │ 🧪 Strategy Simulator 📬 Submit a Tip (Ghost Upload) │ └────────────────────────────────────────────────────────┘</text:p>
      <text:p text:style-name="Standard">- Hover = explain each section - All content previewable without login - Save/Customize requires AnonID or registered account</text:p>
      <text:h text:style-name="Heading_20_2" text:outline-level="2">7. Future Extensions</text:h>
      <text:p text:style-name="Standard">Collaborative moderation, usage heatmaps, peer-vetted templates, offline bundles.</text:p>
      <text:p text:style-name="Standard">Prepared for internal dev team &amp; potential integration partners. Version 1.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5$Win32 OpenOffice.org_project/4115m2$Build-9813</meta:generator>
    <meta:document-statistic meta:table-count="0" meta:image-count="0" meta:object-count="0" meta:page-count="1" meta:paragraph-count="17" meta:word-count="313" meta:character-count="2373"/>
    <dc:date>2025-06-24T10:34:33.83</dc:date>
    <dc:creator>Rick Ballard</dc:creator>
  </office:meta>
</office:document-meta>
</file>